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0.9366in"/>
    </style:style>
    <style:style style:name="co2" style:family="table-column">
      <style:table-column-properties fo:break-before="auto" style:column-width="1.4217in"/>
    </style:style>
    <style:style style:name="co3" style:family="table-column">
      <style:table-column-properties fo:break-before="auto" style:column-width="1.4791in"/>
    </style:style>
    <style:style style:name="co4" style:family="table-column">
      <style:table-column-properties fo:break-before="auto" style:column-width="1.511in"/>
    </style:style>
    <style:style style:name="co5" style:family="table-column">
      <style:table-column-properties fo:break-before="auto" style:column-width="1.4547in"/>
    </style:style>
    <style:style style:name="co6" style:family="table-column">
      <style:table-column-properties fo:break-before="auto" style:column-width="0.3075in"/>
    </style:style>
    <style:style style:name="co7" style:family="table-column">
      <style:table-column-properties fo:break-before="auto" style:column-width="0.670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327in" fo:break-before="auto" style:use-optimal-row-height="true"/>
    </style:style>
    <style:style style:name="ro4" style:family="table-row">
      <style:table-row-properties style:row-height="0.2709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70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currency-style style:name="N104P0" style:volatile="true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04P0"/>
    </number:currency-style>
    <style:style style:name="ce1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3.5pt" fo:font-style="normal" fo:text-shadow="none" style:text-underline-style="none" fo:font-weight="bold" style:font-size-asian="13.5pt" style:font-style-asian="normal" style:font-weight-asian="bold" style:font-name-complex="Verdana" style:font-size-complex="13.5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6pt" fo:font-style="normal" fo:text-shadow="none" style:text-underline-style="none" fo:font-weight="bold" style:font-size-asian="16pt" style:font-style-asian="normal" style:font-weight-asian="bold" style:font-name-complex="Verdana" style:font-size-complex="16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035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 style:data-style-name="N104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.1035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" style:family="table-cell" style:parent-style-name="Default" style:data-style-name="N14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04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138in" fo:padding-right="0.0417in" fo:padding-top="0.0138in" style:rotation-angle="0" style:rotation-align="none" style:shrink-to-fit="false" style:vertical-align="middle" loext:vertical-justify="auto"/>
      <style:paragraph-properties fo:text-align="end" css3t:text-justify="auto" fo:margin-left="0.1035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0" style:family="table-cell" style:parent-style-name="Default" style:data-style-name="N147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.1035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4" style:family="table-cell" style:parent-style-name="Default" style:data-style-name="N14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5" table:number-rows-spanned="1">
            <text:p>Parroquia San Eduardo - Diócesis San Carlos de Bariloche</text:p>
          </table:table-cell>
          <table:covered-table-cell table:number-columns-repeated="4" table:style-name="ce4"/>
          <table:table-cell table:number-columns-repeated="1018"/>
        </table:table-row>
        <table:table-row table:style-name="ro3">
          <table:table-cell/>
          <table:table-cell table:style-name="ce3" table:number-columns-repeated="5"/>
          <table:table-cell table:number-columns-repeated="1018"/>
        </table:table-row>
        <table:table-row table:style-name="ro4">
          <table:table-cell/>
          <table:table-cell table:style-name="ce8" office:value-type="string" calcext:value-type="string" table:number-columns-spanned="5" table:number-rows-spanned="1">
            <text:p>Balance Anual 2024</text:p>
          </table:table-cell>
          <table:covered-table-cell table:number-columns-repeated="4" table:style-name="ce8"/>
          <table:table-cell table:number-columns-repeated="1018"/>
        </table:table-row>
        <table:table-row table:style-name="ro5">
          <table:table-cell/>
          <table:table-cell table:style-name="ce15" office:value-type="string" calcext:value-type="string" table:number-columns-spanned="5" table:number-rows-spanned="1">
            <text:p>Gastos De Mantenimiento y Funcionamiento</text:p>
          </table:table-cell>
          <table:covered-table-cell table:number-columns-repeated="4" table:style-name="ce15"/>
          <table:table-cell table:number-columns-repeated="1018"/>
        </table:table-row>
        <table:table-row table:style-name="ro3">
          <table:table-cell/>
          <table:table-cell table:style-name="ce3" table:number-columns-repeated="5"/>
          <table:table-cell table:number-columns-repeated="1018"/>
        </table:table-row>
        <table:table-row table:style-name="ro6">
          <table:table-cell table:number-columns-repeated="2"/>
          <table:table-cell table:style-name="ce9" office:value-type="string" calcext:value-type="string">
            <text:p>Entradas</text:p>
          </table:table-cell>
          <table:table-cell table:style-name="ce9" office:value-type="string" calcext:value-type="string">
            <text:p>Salidas</text:p>
          </table:table-cell>
          <table:table-cell table:style-name="ce9" office:value-type="string" calcext:value-type="string">
            <text:p>Déficit</text:p>
          </table:table-cell>
          <table:table-cell table:style-name="ce9" office:value-type="string" calcext:value-type="string">
            <text:p>Superávit</text:p>
          </table:table-cell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Enero</text:p>
          </table:table-cell>
          <table:table-cell table:style-name="ce20" office:value-type="currency" office:currency="ARS" office:value="2589490" calcext:value-type="currency">
            <text:p>$2.589.490,00</text:p>
          </table:table-cell>
          <table:table-cell table:style-name="ce22" office:value-type="currency" office:currency="ARS" office:value="1805208.24" calcext:value-type="currency">
            <text:p>$1.805.208,24</text:p>
          </table:table-cell>
          <table:table-cell table:style-name="ce10"/>
          <table:table-cell table:style-name="ce10" table:formula="of:=IF([.C8]&gt;[.D8];[.C8]-[.D8];)" office:value-type="float" office:value="784281.76" calcext:value-type="float">
            <text:p>$ 784.281,76</text:p>
          </table:table-cell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Febrero</text:p>
          </table:table-cell>
          <table:table-cell table:style-name="ce20" office:value-type="currency" office:currency="ARS" office:value="1655340" calcext:value-type="currency">
            <text:p>$1.655.340,00</text:p>
          </table:table-cell>
          <table:table-cell table:style-name="ce22" office:value-type="currency" office:currency="ARS" office:value="1715592.4" calcext:value-type="currency">
            <text:p>$1.715.592,40</text:p>
          </table:table-cell>
          <table:table-cell table:style-name="ce10" table:formula="of:=IF([.C9]&lt;[.D9];[.C9]-[.D9];)*-1" office:value-type="float" office:value="60252.3999999999" calcext:value-type="float">
            <text:p>$ 60.252,40</text:p>
          </table:table-cell>
          <table:table-cell table:style-name="ce10"/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Marzo</text:p>
          </table:table-cell>
          <table:table-cell table:style-name="ce20" office:value-type="currency" office:currency="ARS" office:value="1451460" calcext:value-type="currency">
            <text:p>$1.451.460,00</text:p>
          </table:table-cell>
          <table:table-cell table:style-name="ce22" office:value-type="currency" office:currency="ARS" office:value="1875251.8" calcext:value-type="currency">
            <text:p>$1.875.251,80</text:p>
          </table:table-cell>
          <table:table-cell table:style-name="ce10" table:formula="of:=IF([.C10]&lt;[.D10];[.C10]-[.D10];)*-1" office:value-type="float" office:value="423791.8" calcext:value-type="float">
            <text:p>$ 423.791,80</text:p>
          </table:table-cell>
          <table:table-cell table:style-name="ce10"/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Abril</text:p>
          </table:table-cell>
          <table:table-cell table:style-name="ce20" office:value-type="currency" office:currency="ARS" office:value="1126870" calcext:value-type="currency">
            <text:p>$1.126.870,00</text:p>
          </table:table-cell>
          <table:table-cell table:style-name="ce22" office:value-type="currency" office:currency="ARS" office:value="1497403.69" calcext:value-type="currency">
            <text:p>$1.497.403,69</text:p>
          </table:table-cell>
          <table:table-cell table:style-name="ce10" table:formula="of:=IF([.C11]&lt;[.D11];[.C11]-[.D11];)*-1" office:value-type="float" office:value="370533.69" calcext:value-type="float">
            <text:p>$ 370.533,69</text:p>
          </table:table-cell>
          <table:table-cell table:style-name="ce10"/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Mayo</text:p>
          </table:table-cell>
          <table:table-cell table:style-name="ce20" office:value-type="currency" office:currency="ARS" office:value="1759470" calcext:value-type="currency">
            <text:p>$1.759.470,00</text:p>
          </table:table-cell>
          <table:table-cell table:style-name="ce22" office:value-type="currency" office:currency="ARS" office:value="1506326.77" calcext:value-type="currency">
            <text:p>$1.506.326,77</text:p>
          </table:table-cell>
          <table:table-cell table:style-name="ce10"/>
          <table:table-cell table:style-name="ce10" table:formula="of:=IF([.C12]&gt;[.D12];[.C12]-[.D12];)" office:value-type="float" office:value="253143.23" calcext:value-type="float">
            <text:p>$ 253.143,23</text:p>
          </table:table-cell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Junio</text:p>
          </table:table-cell>
          <table:table-cell table:style-name="ce20" office:value-type="currency" office:currency="ARS" office:value="3359490" calcext:value-type="currency">
            <text:p>$3.359.490,00</text:p>
          </table:table-cell>
          <table:table-cell table:style-name="ce22" office:value-type="currency" office:currency="ARS" office:value="3449714.95" calcext:value-type="currency">
            <text:p>$3.449.714,95</text:p>
          </table:table-cell>
          <table:table-cell table:style-name="ce10" table:formula="of:=IF([.C13]&lt;[.D13];[.C13]-[.D13];)*-1" office:value-type="float" office:value="90224.9500000002" calcext:value-type="float">
            <text:p>$ 90.224,95</text:p>
          </table:table-cell>
          <table:table-cell table:style-name="ce10"/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Julio</text:p>
          </table:table-cell>
          <table:table-cell table:style-name="ce20" office:value-type="currency" office:currency="ARS" office:value="1635086" calcext:value-type="currency">
            <text:p>$1.635.086,00</text:p>
          </table:table-cell>
          <table:table-cell table:style-name="ce22" office:value-type="currency" office:currency="ARS" office:value="2019086.93" calcext:value-type="currency">
            <text:p>$2.019.086,93</text:p>
          </table:table-cell>
          <table:table-cell table:style-name="ce10" table:formula="of:=IF([.C14]&lt;[.D14];[.C14]-[.D14];)*-1" office:value-type="float" office:value="384000.93" calcext:value-type="float">
            <text:p>$ 384.000,93</text:p>
          </table:table-cell>
          <table:table-cell table:style-name="ce10"/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Agosto</text:p>
          </table:table-cell>
          <table:table-cell table:style-name="ce20" office:value-type="currency" office:currency="ARS" office:value="1934350" calcext:value-type="currency">
            <text:p>$1.934.350,00</text:p>
          </table:table-cell>
          <table:table-cell table:style-name="ce22" office:value-type="currency" office:currency="ARS" office:value="2161440.44" calcext:value-type="currency">
            <text:p>$2.161.440,44</text:p>
          </table:table-cell>
          <table:table-cell table:style-name="ce10" table:formula="of:=IF([.C15]&lt;[.D15];[.C15]-[.D15];)*-1" office:value-type="float" office:value="227090.44" calcext:value-type="float">
            <text:p>$ 227.090,44</text:p>
          </table:table-cell>
          <table:table-cell table:style-name="ce10"/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Septiembre</text:p>
          </table:table-cell>
          <table:table-cell table:style-name="ce20" office:value-type="currency" office:currency="ARS" office:value="4542370" calcext:value-type="currency">
            <text:p>$4.542.370,00</text:p>
          </table:table-cell>
          <table:table-cell table:style-name="ce22" office:value-type="currency" office:currency="ARS" office:value="4912618.81" calcext:value-type="currency">
            <text:p>$4.912.618,81</text:p>
          </table:table-cell>
          <table:table-cell table:style-name="ce10" table:formula="of:=IF([.C16]&lt;[.D16];[.C16]-[.D16];)*-1" office:value-type="float" office:value="370248.81" calcext:value-type="float">
            <text:p>$ 370.248,81</text:p>
          </table:table-cell>
          <table:table-cell table:style-name="ce10"/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Octubre</text:p>
          </table:table-cell>
          <table:table-cell table:style-name="ce20" office:value-type="currency" office:currency="ARS" office:value="2671160" calcext:value-type="currency">
            <text:p>$2.671.160,00</text:p>
          </table:table-cell>
          <table:table-cell table:style-name="ce22" office:value-type="currency" office:currency="ARS" office:value="2642077.3" calcext:value-type="currency">
            <text:p>$2.642.077,30</text:p>
          </table:table-cell>
          <table:table-cell table:style-name="ce10"/>
          <table:table-cell table:style-name="ce10" table:formula="of:=IF([.C17]&gt;[.D17];[.C17]-[.D17];)" office:value-type="float" office:value="29082.7000000002" calcext:value-type="float">
            <text:p>$ 29.082,70</text:p>
          </table:table-cell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Noviembre</text:p>
          </table:table-cell>
          <table:table-cell table:style-name="ce20" office:value-type="currency" office:currency="ARS" office:value="2902440" calcext:value-type="currency">
            <text:p>$2.902.440,00</text:p>
          </table:table-cell>
          <table:table-cell table:style-name="ce22" office:value-type="currency" office:currency="ARS" office:value="2908245.64" calcext:value-type="currency">
            <text:p>$2.908.245,64</text:p>
          </table:table-cell>
          <table:table-cell table:style-name="ce10" table:formula="of:=IF([.C18]&lt;[.D18];[.C18]-[.D18];)*-1" office:value-type="float" office:value="5805.64000000013" calcext:value-type="float">
            <text:p>$ 5.805,64</text:p>
          </table:table-cell>
          <table:table-cell table:style-name="ce10"/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Diciembre</text:p>
          </table:table-cell>
          <table:table-cell table:style-name="ce20" office:value-type="currency" office:currency="ARS" office:value="3601330" calcext:value-type="currency">
            <text:p>$3.601.330,00</text:p>
          </table:table-cell>
          <table:table-cell table:style-name="ce22" office:value-type="currency" office:currency="ARS" office:value="3306742.35" calcext:value-type="currency">
            <text:p>$3.306.742,35</text:p>
          </table:table-cell>
          <table:table-cell table:style-name="ce10"/>
          <table:table-cell table:style-name="ce10" table:formula="of:=IF([.C19]&gt;[.D19];[.C19]-[.D19];)" office:value-type="float" office:value="294587.65" calcext:value-type="float">
            <text:p>$ 294.587,6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7" office:value-type="string" calcext:value-type="string">
            <text:p>Totales</text:p>
          </table:table-cell>
          <table:table-cell table:style-name="ce11" table:formula="of:=SUM([.C8:.C19])" office:value-type="float" office:value="29228856" calcext:value-type="float">
            <text:p>$ 29.228.856,00</text:p>
          </table:table-cell>
          <table:table-cell table:style-name="ce11" table:formula="of:=SUM([.D8:.D19])" office:value-type="float" office:value="29799709.32" calcext:value-type="float">
            <text:p>$ 29.799.709,32</text:p>
          </table:table-cell>
          <table:table-cell table:style-name="ce11" table:formula="of:=SUM([.E8:.E19])" office:value-type="float" office:value="1931948.66" calcext:value-type="float">
            <text:p>$ 1.931.948,66</text:p>
          </table:table-cell>
          <table:table-cell table:style-name="ce11" table:formula="of:=SUM([.F8:.F19])" office:value-type="float" office:value="1361095.34" calcext:value-type="float">
            <text:p>$ 1.361.095,3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table:style-name="ce7" office:value-type="string" calcext:value-type="string">
            <text:p>S.E.U.O.</text:p>
          </table:table-cell>
          <table:table-cell table:style-name="ce13"/>
          <table:table-cell table:style-name="ce13" office:value-type="string" calcext:value-type="string">
            <text:p>Déficit</text:p>
          </table:table-cell>
          <table:table-cell table:style-name="ce14" table:formula="of:=[.F21]-[.E21]" office:value-type="float" office:value="-570853.32" calcext:value-type="float">
            <text:p>-$ 570.853,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table:number-columns-spanned="5" table:number-rows-spanned="1"/>
          <table:covered-table-cell table:number-columns-repeated="4" table:style-name="ce18"/>
          <table:table-cell table:number-columns-repeated="1018"/>
        </table:table-row>
        <table:table-row table:style-name="ro1">
          <table:table-cell/>
          <table:table-cell table:style-name="ce18" table:number-columns-spanned="5" table:number-rows-spanned="1"/>
          <table:covered-table-cell table:number-columns-repeated="4" table:style-name="ce18"/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7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1">
      <number:minutes number:style="long"/>
      <number:text>:</number:text>
      <number:seconds number:style="long" number:decimal-places="1"/>
    </number:time-style>
    <number:currency-style style:name="N13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1">
      <number:hours/>
      <number:text>:</number:text>
      <number:minutes number:style="long"/>
    </number:time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2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6P2" style:volatile="true">
      <number:currency-symbol/>
      <number:fill-character> </number:fill-character>
      <number:text>-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47P0" style:volatile="true">
      <number:text>$ </number:text>
      <number:number number:decimal-places="2" number:min-decimal-places="2" number:min-integer-digits="1" number:grouping="true"/>
    </number:number-style>
    <number:number-style style:name="N147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4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5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currency-style style:name="N14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3P0"/>
    </number:currency-style>
    <number:currency-style style:name="N11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4P0"/>
    </number:currency-style>
    <number:currency-style style:name="N11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3P0"/>
    </number:currency-style>
    <number:date-style style:name="N140">
      <number:month/>
      <number:text>/</number:text>
      <number:day/>
      <number:text>/</number:text>
      <number:year number:style="long"/>
    </number:date-style>
    <number:date-style style:name="N111">
      <number:month number:textual="true"/>
      <number:text>-</number:text>
      <number:year/>
    </number:dat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hours/>
      <number:text>:</number:text>
      <number:minutes number:style="long"/>
      <number:text> </number:text>
      <number:am-pm/>
    </number:time-style>
    <number:date-style style:name="N138">
      <number:day/>
      <number:text>-</number:text>
      <number:month number:textual="true"/>
      <number:text>-</number:text>
      <number:year/>
    </number:date-style>
    <number:time-style style:name="N10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minutes number:style="long"/>
      <number:text>:</number:text>
      <number:seconds number:style="long"/>
    </number:time-style>
    <number:time-style style:name="N108">
      <number:hours/>
      <number:text>:</number:text>
      <number:minutes number:style="long"/>
      <number:text>:</number:text>
      <number:seconds number:style="long"/>
    </number:time-style>
    <number:date-style style:name="N136">
      <number:day/>
      <number:text>-</number:text>
      <number:month number:textual="true"/>
    </number:date-style>
    <number:date-style style:name="N10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2" style:display-name="PageStyle_Sheet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8T20:20:38</meta:creation-date>
    <meta:initial-creator>Alex Achterberg</meta:initial-creator>
    <dc:language>en-US</dc:language>
    <meta:print-date>2025-01-11T17:43:20.432846227</meta:print-date>
    <dc:date>2025-01-11T17:43:35.627796596</dc:date>
    <meta:editing-cycles>8</meta:editing-cycles>
    <meta:editing-duration>PT22M34S</meta:editing-duration>
    <meta:generator>LibreOffice/7.3.7.2$Linux_X86_64 LibreOffice_project/30$Build-2</meta:generator>
    <meta:document-statistic meta:table-count="3" meta:cell-count="63" meta:object-count="0"/>
    <meta:user-defined meta:name="AppVersion">15.0000</meta:user-defined>
  </office:meta>
</office:document-meta>
</file>